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7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8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9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10" style:family="paragraph" style:parent-style-name="Text_20_body">
      <style:text-properties fo:font-weight="bold" officeooo:paragraph-rsid="00bc9323" style:font-weight-asian="bold" style:font-weight-complex="bold"/>
    </style:style>
    <style:style style:name="P111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2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3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4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5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6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7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8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9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20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21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22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23" style:family="paragraph" style:parent-style-name="Text_20_body">
      <style:text-properties officeooo:paragraph-rsid="001fe097"/>
    </style:style>
    <style:style style:name="P124" style:family="paragraph" style:parent-style-name="Text_20_body">
      <style:text-properties officeooo:rsid="001fe097" officeooo:paragraph-rsid="001fe097"/>
    </style:style>
    <style:style style:name="P125" style:family="paragraph" style:parent-style-name="Text_20_body">
      <style:text-properties officeooo:rsid="00447e98" officeooo:paragraph-rsid="00447e98"/>
    </style:style>
    <style:style style:name="P126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27" style:family="paragraph" style:parent-style-name="Text_20_body">
      <style:text-properties officeooo:rsid="004671d4" officeooo:paragraph-rsid="004671d4"/>
    </style:style>
    <style:style style:name="P128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29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30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31" style:family="paragraph" style:parent-style-name="Text_20_body">
      <style:text-properties officeooo:rsid="0047c3a4" officeooo:paragraph-rsid="0047c3a4"/>
    </style:style>
    <style:style style:name="P132" style:family="paragraph" style:parent-style-name="Text_20_body">
      <style:text-properties officeooo:rsid="005ea977" officeooo:paragraph-rsid="00609b51"/>
    </style:style>
    <style:style style:name="P133" style:family="paragraph" style:parent-style-name="Text_20_body">
      <style:text-properties officeooo:rsid="005ea977" officeooo:paragraph-rsid="0068dc67"/>
    </style:style>
    <style:style style:name="P134" style:family="paragraph" style:parent-style-name="Text_20_body">
      <style:text-properties officeooo:rsid="005ea977" officeooo:paragraph-rsid="0068f0fa"/>
    </style:style>
    <style:style style:name="P135" style:family="paragraph" style:parent-style-name="Text_20_body">
      <style:text-properties officeooo:rsid="005ea977" officeooo:paragraph-rsid="006a11e8"/>
    </style:style>
    <style:style style:name="P136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37" style:family="paragraph" style:parent-style-name="Text_20_body">
      <style:text-properties style:text-underline-style="none" officeooo:rsid="0097dc89" officeooo:paragraph-rsid="00b06f6e"/>
    </style:style>
    <style:style style:name="P138" style:family="paragraph" style:parent-style-name="Text_20_body">
      <style:text-properties officeooo:rsid="0087c024" officeooo:paragraph-rsid="0087c024"/>
    </style:style>
    <style:style style:name="P139" style:family="paragraph" style:parent-style-name="Text_20_body">
      <style:text-properties officeooo:rsid="00a120fc" officeooo:paragraph-rsid="00a120fc"/>
    </style:style>
    <style:style style:name="P140" style:family="paragraph" style:parent-style-name="Text_20_body">
      <style:text-properties officeooo:rsid="00a81be2" officeooo:paragraph-rsid="00a93696"/>
    </style:style>
    <style:style style:name="P141" style:family="paragraph" style:parent-style-name="Text_20_body">
      <style:text-properties officeooo:paragraph-rsid="00507e69"/>
    </style:style>
    <style:style style:name="P142" style:family="paragraph" style:parent-style-name="Text_20_body">
      <style:text-properties officeooo:rsid="00ac4309" officeooo:paragraph-rsid="00a93696"/>
    </style:style>
    <style:style style:name="P143" style:family="paragraph" style:parent-style-name="Text_20_body">
      <style:text-properties officeooo:rsid="00ae2d86" officeooo:paragraph-rsid="00a93696"/>
    </style:style>
    <style:style style:name="P144" style:family="paragraph" style:parent-style-name="Text_20_body">
      <style:text-properties officeooo:rsid="00b0cc9b" officeooo:paragraph-rsid="00b0cc9b"/>
    </style:style>
    <style:style style:name="P145" style:family="paragraph" style:parent-style-name="Text_20_body">
      <style:text-properties officeooo:rsid="00ab27f3" officeooo:paragraph-rsid="00ab27f3"/>
    </style:style>
    <style:style style:name="P146" style:family="paragraph" style:parent-style-name="Text_20_body">
      <style:text-properties officeooo:rsid="00a73a70" officeooo:paragraph-rsid="00a73a70"/>
    </style:style>
    <style:style style:name="P147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48" style:family="paragraph" style:parent-style-name="Text_20_body">
      <style:text-properties officeooo:rsid="00b69f40" officeooo:paragraph-rsid="00b69f40"/>
    </style:style>
    <style:style style:name="P149" style:family="paragraph" style:parent-style-name="Text_20_body">
      <style:text-properties officeooo:rsid="00bc0e13" officeooo:paragraph-rsid="00bc0e13"/>
    </style:style>
    <style:style style:name="P150" style:family="paragraph" style:parent-style-name="Text_20_body">
      <style:text-properties officeooo:rsid="00ba2946" officeooo:paragraph-rsid="00ba2946"/>
    </style:style>
    <style:style style:name="P151" style:family="paragraph" style:parent-style-name="Text_20_body">
      <style:text-properties officeooo:rsid="00b7effa" officeooo:paragraph-rsid="00b7effa"/>
    </style:style>
    <style:style style:name="P152" style:family="paragraph" style:parent-style-name="Text_20_body">
      <style:text-properties officeooo:rsid="00bff5cf" officeooo:paragraph-rsid="00bff5cf"/>
    </style:style>
    <style:style style:name="P153" style:family="paragraph" style:parent-style-name="Text_20_body">
      <style:text-properties officeooo:rsid="00a618b9" officeooo:paragraph-rsid="00a618b9"/>
    </style:style>
    <style:style style:name="P154" style:family="paragraph" style:parent-style-name="Heading_20_3">
      <style:text-properties officeooo:rsid="006dea20" officeooo:paragraph-rsid="006dea20"/>
    </style:style>
    <style:style style:name="P155" style:family="paragraph" style:parent-style-name="Heading_20_3">
      <style:text-properties officeooo:paragraph-rsid="0087a4f3"/>
    </style:style>
    <style:style style:name="P156" style:family="paragraph" style:parent-style-name="Heading_20_3">
      <style:text-properties officeooo:rsid="00447e98" officeooo:paragraph-rsid="00447e98"/>
    </style:style>
    <style:style style:name="P157" style:family="paragraph" style:parent-style-name="Heading_20_3">
      <style:text-properties officeooo:rsid="00bc0e13" officeooo:paragraph-rsid="00bc0e13"/>
    </style:style>
    <style:style style:name="P158" style:family="paragraph" style:parent-style-name="Heading_20_2">
      <style:text-properties officeooo:rsid="00bc0e13" officeooo:paragraph-rsid="00bc0e13"/>
    </style:style>
    <style:style style:name="P159" style:family="paragraph" style:parent-style-name="Text_20_body">
      <style:text-properties officeooo:rsid="00b8eb13" officeooo:paragraph-rsid="00b8eb13"/>
    </style:style>
    <style:style style:name="P160" style:family="paragraph" style:parent-style-name="Text_20_body">
      <style:text-properties fo:font-weight="bold" officeooo:rsid="00c48a61" officeooo:paragraph-rsid="00c48a61" style:font-weight-asian="bold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97232" style:font-style-asian="normal" style:font-style-complex="normal"/>
    </style:style>
    <style:style style:name="T34" style:family="text">
      <style:text-properties fo:font-style="normal" officeooo:rsid="0021e8a6" style:font-style-asian="normal" style:font-style-complex="normal"/>
    </style:style>
    <style:style style:name="T35" style:family="text">
      <style:text-properties fo:font-style="normal" officeooo:rsid="0022842d" style:font-style-asian="normal" style:font-style-complex="normal"/>
    </style:style>
    <style:style style:name="T36" style:family="text">
      <style:text-properties fo:font-style="normal" officeooo:rsid="002f238a" style:font-style-asian="normal" style:font-style-complex="normal"/>
    </style:style>
    <style:style style:name="T37" style:family="text">
      <style:text-properties fo:font-style="normal" officeooo:rsid="00609b51" style:font-style-asian="normal" style:font-style-complex="normal"/>
    </style:style>
    <style:style style:name="T38" style:family="text">
      <style:text-properties fo:font-style="normal" officeooo:rsid="006200fd" style:font-style-asian="normal" style:font-style-complex="normal"/>
    </style:style>
    <style:style style:name="T39" style:family="text">
      <style:text-properties fo:font-style="normal" officeooo:rsid="00377ea4" style:font-style-asian="normal" style:font-style-complex="normal"/>
    </style:style>
    <style:style style:name="T40" style:family="text">
      <style:text-properties fo:font-style="normal" officeooo:rsid="00b724f7" style:font-style-asian="normal" style:font-style-complex="normal"/>
    </style:style>
    <style:style style:name="T41" style:family="text">
      <style:text-properties fo:font-style="normal" officeooo:rsid="00c18732" style:font-style-asian="normal" style:font-style-complex="normal"/>
    </style:style>
    <style:style style:name="T42" style:family="text">
      <style:text-properties fo:font-style="normal" officeooo:rsid="00c25d47" style:font-style-asian="normal" style:font-style-complex="normal"/>
    </style:style>
    <style:style style:name="T43" style:family="text">
      <style:text-properties fo:font-style="normal" officeooo:rsid="00c3cb7b" style:font-style-asian="normal" style:font-style-complex="normal"/>
    </style:style>
    <style:style style:name="T44" style:family="text">
      <style:text-properties fo:font-style="normal" officeooo:rsid="00c4c544" style:font-style-asian="normal" style:font-style-complex="normal"/>
    </style:style>
    <style:style style:name="T45" style:family="text">
      <style:text-properties fo:font-style="normal" officeooo:rsid="00c5a3ff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55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2edb5a" style:font-weight-asian="bold" style:font-weight-complex="bold"/>
    </style:style>
    <style:style style:name="T61" style:family="text">
      <style:text-properties fo:font-weight="bold" officeooo:rsid="003cbbeb" style:font-weight-asian="bold" style:font-weight-complex="bold"/>
    </style:style>
    <style:style style:name="T62" style:family="text">
      <style:text-properties fo:font-weight="bold" officeooo:rsid="002fff7d" style:font-weight-asian="bold" style:font-weight-complex="bold"/>
    </style:style>
    <style:style style:name="T63" style:family="text">
      <style:text-properties fo:font-weight="bold" officeooo:rsid="00829edc" style:font-weight-asian="bold" style:font-weight-complex="bold"/>
    </style:style>
    <style:style style:name="T64" style:family="text">
      <style:text-properties fo:font-weight="bold" officeooo:rsid="0085a84a" style:font-weight-asian="bold" style:font-weight-complex="bold"/>
    </style:style>
    <style:style style:name="T65" style:family="text">
      <style:text-properties fo:font-weight="bold" officeooo:rsid="008710da" style:font-weight-asian="bold" style:font-weight-complex="bold"/>
    </style:style>
    <style:style style:name="T66" style:family="text">
      <style:text-properties fo:font-weight="bold" officeooo:rsid="00af3677" style:font-weight-asian="bold" style:font-weight-complex="bold"/>
    </style:style>
    <style:style style:name="T67" style:family="text">
      <style:text-properties officeooo:rsid="0017fd55"/>
    </style:style>
    <style:style style:name="T68" style:family="text">
      <style:text-properties officeooo:rsid="00197232"/>
    </style:style>
    <style:style style:name="T69" style:family="text">
      <style:text-properties officeooo:rsid="001a1df8"/>
    </style:style>
    <style:style style:name="T70" style:family="text">
      <style:text-properties officeooo:rsid="001be258"/>
    </style:style>
    <style:style style:name="T71" style:family="text">
      <style:text-properties officeooo:rsid="001dbf4c"/>
    </style:style>
    <style:style style:name="T72" style:family="text">
      <style:text-properties officeooo:rsid="0021e8a6"/>
    </style:style>
    <style:style style:name="T73" style:family="text">
      <style:text-properties officeooo:rsid="0022842d"/>
    </style:style>
    <style:style style:name="T74" style:family="text">
      <style:text-properties officeooo:rsid="00244e39"/>
    </style:style>
    <style:style style:name="T75" style:family="text">
      <style:text-properties officeooo:rsid="0025867b"/>
    </style:style>
    <style:style style:name="T76" style:family="text">
      <style:text-properties officeooo:rsid="002edb5a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2fff7d" style:font-weight-asian="normal" style:font-weight-complex="normal"/>
    </style:style>
    <style:style style:name="T79" style:family="text">
      <style:text-properties fo:font-weight="normal" officeooo:rsid="003cbbeb" style:font-weight-asian="normal" style:font-weight-complex="normal"/>
    </style:style>
    <style:style style:name="T80" style:family="text">
      <style:text-properties fo:font-weight="normal" officeooo:rsid="00514f0e" style:font-weight-asian="normal" style:font-weight-complex="normal"/>
    </style:style>
    <style:style style:name="T81" style:family="text">
      <style:text-properties fo:font-weight="normal" officeooo:rsid="00a145c2" style:font-weight-asian="normal" style:font-weight-complex="normal"/>
    </style:style>
    <style:style style:name="T82" style:family="text">
      <style:text-properties fo:font-weight="normal" officeooo:rsid="00b0e5a4" style:font-weight-asian="normal" style:font-weight-complex="normal"/>
    </style:style>
    <style:style style:name="T83" style:family="text">
      <style:text-properties fo:font-weight="normal" officeooo:rsid="00507e69" style:font-weight-asian="normal" style:font-weight-complex="normal"/>
    </style:style>
    <style:style style:name="T84" style:family="text">
      <style:text-properties fo:font-weight="normal" officeooo:rsid="00acdcd6" style:font-weight-asian="normal" style:font-weight-complex="normal"/>
    </style:style>
    <style:style style:name="T85" style:family="text">
      <style:text-properties fo:font-weight="normal" officeooo:rsid="00ae892b" style:font-weight-asian="normal" style:font-weight-complex="normal"/>
    </style:style>
    <style:style style:name="T86" style:family="text">
      <style:text-properties fo:font-weight="normal" officeooo:rsid="00b9beee" style:font-weight-asian="normal" style:font-weight-complex="normal"/>
    </style:style>
    <style:style style:name="T87" style:family="text">
      <style:text-properties fo:font-weight="normal" officeooo:rsid="00c1af58" style:font-weight-asian="normal" style:font-weight-complex="normal"/>
    </style:style>
    <style:style style:name="T88" style:family="text">
      <style:text-properties officeooo:rsid="004c73d4"/>
    </style:style>
    <style:style style:name="T89" style:family="text">
      <style:text-properties officeooo:rsid="004e26c9"/>
    </style:style>
    <style:style style:name="T90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91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92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93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94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95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96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97" style:family="text">
      <style:text-properties style:font-name="Liberation Serif" fo:font-size="13pt" officeooo:rsid="00b9b4ce" style:font-size-asian="13pt" style:font-size-complex="13pt"/>
    </style:style>
    <style:style style:name="T98" style:family="text">
      <style:text-properties style:font-name="Liberation Serif" fo:font-size="13pt" officeooo:rsid="00bc9323" style:font-size-asian="13pt" style:font-size-complex="13pt"/>
    </style:style>
    <style:style style:name="T99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00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01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02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03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04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05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06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07" style:family="text">
      <style:text-properties style:font-name="Liberation Serif" fo:font-size="13pt" fo:font-style="normal" officeooo:rsid="00c37c4f" style:font-size-asian="13pt" style:font-style-asian="normal" style:font-size-complex="13pt" style:font-style-complex="normal"/>
    </style:style>
    <style:style style:name="T108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09" style:family="text">
      <style:text-properties officeooo:rsid="005956e0"/>
    </style:style>
    <style:style style:name="T110" style:family="text">
      <style:text-properties officeooo:rsid="005b09d3"/>
    </style:style>
    <style:style style:name="T111" style:family="text">
      <style:text-properties style:text-underline-style="solid" style:text-underline-width="auto" style:text-underline-color="font-color" officeooo:rsid="00625baa"/>
    </style:style>
    <style:style style:name="T112" style:family="text">
      <style:text-properties style:text-underline-style="solid" style:text-underline-width="auto" style:text-underline-color="font-color" officeooo:rsid="00634ec2"/>
    </style:style>
    <style:style style:name="T113" style:family="text">
      <style:text-properties officeooo:rsid="006200fd"/>
    </style:style>
    <style:style style:name="T114" style:family="text">
      <style:text-properties style:text-underline-style="none" officeooo:rsid="00634ec2"/>
    </style:style>
    <style:style style:name="T115" style:family="text">
      <style:text-properties style:text-underline-style="none" officeooo:rsid="0068f0fa"/>
    </style:style>
    <style:style style:name="T116" style:family="text">
      <style:text-properties style:text-underline-style="none" officeooo:rsid="00625baa"/>
    </style:style>
    <style:style style:name="T117" style:family="text">
      <style:text-properties style:text-underline-style="none" officeooo:rsid="006b0861"/>
    </style:style>
    <style:style style:name="T118" style:family="text">
      <style:text-properties officeooo:rsid="00625baa"/>
    </style:style>
    <style:style style:name="T119" style:family="text">
      <style:text-properties officeooo:rsid="0062a451"/>
    </style:style>
    <style:style style:name="T120" style:family="text">
      <style:text-properties officeooo:rsid="0065171a"/>
    </style:style>
    <style:style style:name="T121" style:family="text">
      <style:text-properties fo:font-variant="small-caps" officeooo:rsid="0065171a" fo:background-color="transparent" loext:char-shading-value="0"/>
    </style:style>
    <style:style style:name="T122" style:family="text">
      <style:text-properties fo:font-variant="small-caps" officeooo:rsid="0068dc67" fo:background-color="transparent" loext:char-shading-value="0"/>
    </style:style>
    <style:style style:name="T123" style:family="text">
      <style:text-properties fo:font-variant="small-caps" officeooo:rsid="0068f0fa" fo:background-color="transparent" loext:char-shading-value="0"/>
    </style:style>
    <style:style style:name="T124" style:family="text">
      <style:text-properties fo:font-variant="small-caps" officeooo:rsid="006a11e8" fo:background-color="transparent" loext:char-shading-value="0"/>
    </style:style>
    <style:style style:name="T125" style:family="text">
      <style:text-properties officeooo:rsid="0068dc67"/>
    </style:style>
    <style:style style:name="T126" style:family="text">
      <style:text-properties officeooo:rsid="006a11e8"/>
    </style:style>
    <style:style style:name="T127" style:family="text">
      <style:text-properties officeooo:rsid="006c2c32"/>
    </style:style>
    <style:style style:name="T128" style:family="text">
      <style:text-properties officeooo:rsid="007a73a3"/>
    </style:style>
    <style:style style:name="T129" style:family="text">
      <style:text-properties officeooo:rsid="0085a84a"/>
    </style:style>
    <style:style style:name="T130" style:family="text">
      <style:text-properties officeooo:rsid="0087a4f3"/>
    </style:style>
    <style:style style:name="T131" style:family="text">
      <style:text-properties officeooo:rsid="00919973"/>
    </style:style>
    <style:style style:name="T132" style:family="text">
      <style:text-properties officeooo:rsid="009f1099"/>
    </style:style>
    <style:style style:name="T133" style:family="text">
      <style:text-properties officeooo:rsid="00a145c2"/>
    </style:style>
    <style:style style:name="T134" style:family="text">
      <style:text-properties officeooo:rsid="00ad0558"/>
    </style:style>
    <style:style style:name="T135" style:family="text">
      <style:text-properties officeooo:rsid="00b431ed"/>
    </style:style>
    <style:style style:name="T136" style:family="text">
      <style:text-properties officeooo:rsid="00bb69b7"/>
    </style:style>
    <style:style style:name="T137" style:family="text">
      <style:text-properties fo:background-color="#ffff00" loext:char-shading-value="0"/>
    </style:style>
    <style:style style:name="T138" style:family="text">
      <style:text-properties officeooo:rsid="00ae892b" fo:background-color="#ffff00" loext:char-shading-value="0"/>
    </style:style>
    <style:style style:name="T139" style:family="text">
      <style:text-properties fo:background-color="#66ffff" loext:char-shading-value="0"/>
    </style:style>
    <style:style style:name="T140" style:family="text">
      <style:text-properties style:font-style-complex="normal"/>
    </style:style>
    <style:style style:name="T141" style:family="text">
      <style:text-properties officeooo:rsid="00bc0e13"/>
    </style:style>
    <style:style style:name="T142" style:family="text">
      <style:text-properties officeooo:rsid="00ae89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89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35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90">⚠ </text:span><text:span text:style-name="T91">Attention aux distinctions entre ne1 </text:span><text:span text:style-name="T93">(ne, n', nen)</text:span><text:span text:style-name="T91"> /ne2 </text:span><text:span text:style-name="T93">(ne, ni, n')</text:span><text:span text:style-name="T91"> (ADVneg / CONcoo)  ; <text:s/>se (CONsub) / si (ADVgen) ; </text:span><text:span text:style-name="T92">en1 (PRE) et en2 (ADV) </text:span><text:span text:style-name="T91">;</text:span><text:span text:style-name="T95"> </text:span><text:span text:style-name="T96">cant1 (&lt;quando, qui peut être ADVint, ADVsub, CONsub, ADVgen) et cant2 (&lt;quantum).</text:span></text:p>
      <text:p text:style-name="P4"/>
      <text:p text:style-name="Text_20_body">« <text:span text:style-name="T134">car initial est &lt;ADVgen&gt; lorsqu’il précède un subjonctif d’ordre ou un impératif. Dans </text:span></text:p>
      <text:p text:style-name="Text_20_body">les autres cas, il est &lt;CONcoo&gt; »</text:p>
      <text:p text:style-name="P110">TL <text:span text:style-name="T136">(aussi AND)</text:span> distingue : <text:s/><text:span text:style-name="T97">ainz (&lt; ANTES), </text:span><text:span text:style-name="T100">avant</text:span><text:span text:style-name="T103">, </text:span><text:span text:style-name="T100">au contraire</text:span><text:span text:style-name="T97"> ≠ ainc (</text:span><text:span text:style-name="T98">&lt; *ANQUE, cf. FEW</text:span><text:span text:style-name="T97">), </text:span><text:span text:style-name="T100">jamais </text:span><text:span text:style-name="T104">(</text:span><text:span text:style-name="T105">plus </text:span><text:span text:style-name="T103">rare</text:span><text:span text:style-name="T104">). </text:span><text:span text:style-name="T106">Les graphies des manuscrits sont par contre à peu près interchangeables (ainz, ainc, aincs, einz, etc.)</text:span></text:p>
      <text:p text:style-name="P112"><text:span text:style-name="T100">c</text:span><text:span text:style-name="T99">e1</text:span><text:span text:style-name="T102"> pronom démonstratif neutre (ço en AN) et </text:span><text:span text:style-name="T99">ce2</text:span><text:span text:style-name="T102"> </text:span><text:span text:style-name="T107">(cis, ce, ces) </text:span><text:span text:style-name="T102">= cel, cest</text:span></text:p>
      <text:p text:style-name="P113">« es/as/ais [TL <text:span text:style-name="T11">ez</text:span><text:span text:style-name="T32">]</text:span> dans la construction <text:span text:style-name="T11">es vos</text:span> est &lt;ADVgen&gt; »</text:p>
      <text:p text:style-name="Heading_20_2">Pronoms<text:span text:style-name="T90">⚠ </text:span><text:span text:style-name="T94">à la distinction entre régime direct (</text:span><text:span text:style-name="T101">r</text:span><text:span text:style-name="T108">, le pronom est COD) et régime indirect prépositionnel ou non prépositionnel (</text:span><text:span text:style-name="T101">i</text:span><text:span text:style-name="T108">, le pronom est COI, et se trouve derrière une préposition ou non; par ex ; il </text:span><text:span text:style-name="T101">li</text:span><text:span text:style-name="T108"> dit sa pensee = il dit sa pensee [COD] </text:span><text:span text:style-name="T101">à lui</text:span><text:span text:style-name="T108"> [COI])</text:span></text:p>
      <text:p text:style-name="P7">Autre ex. : Karles mes sire vos rendra toz voz drois = Karles rendra <text:span text:style-name="T11">toz voz drois</text:span><text:span text:style-name="T140"> [COD] </text:span><text:span text:style-name="T11">vos</text:span><text:span text:style-name="T140"> [COI]</text:span></text:p>
      <text:p text:style-name="P156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26">Masc. et fém.</text:p>
          </table:table-cell>
          <table:table-cell table:style-name="Tableau4.A1" office:value-type="string">
            <text:p text:style-name="P126">Neutre</text:p>
          </table:table-cell>
          <table:table-cell table:style-name="Tableau4.D1" office:value-type="string">
            <text:p text:style-name="P126">Lemme<text:span text:style-name="T88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27">qui, ki (<text:span text:style-name="T11">dial., </text:span><text:span text:style-name="T17">surt. AN et E.,</text:span><text:span text:style-name="T32"> que, ke)</text:span></text:p>
          </table:table-cell>
          <table:table-cell table:style-name="Tableau4.A2" office:value-type="string">
            <text:p text:style-name="P127">qui, ki ; que, ke</text:p>
          </table:table-cell>
          <table:table-cell table:style-name="Tableau4.D2" office:value-type="string">
            <text:p text:style-name="P95">qui <text:span text:style-name="T77">; </text:span><text:span text:style-name="T127">que2|que3</text:span></text:p>
          </table:table-cell>
        </table:table-row>
        <table:table-row>
          <table:table-cell table:style-name="Tableau4.A2" office:value-type="string">
            <text:p text:style-name="P125">CR1</text:p>
          </table:table-cell>
          <table:table-cell table:style-name="Tableau4.A2" office:value-type="string">
            <text:p text:style-name="P128">que, ke</text:p>
          </table:table-cell>
          <table:table-cell table:style-name="Tableau4.A2" office:value-type="string">
            <text:p text:style-name="P131">que, ke</text:p>
          </table:table-cell>
          <table:table-cell table:style-name="Tableau4.D2" office:value-type="string">
            <text:p text:style-name="P136">que2|que3</text:p>
          </table:table-cell>
        </table:table-row>
        <table:table-row>
          <table:table-cell table:style-name="Tableau4.A2" office:value-type="string">
            <text:p text:style-name="P125">CR2</text:p>
          </table:table-cell>
          <table:table-cell table:style-name="Tableau4.A2" office:value-type="string">
            <text:p text:style-name="P131">cui, qui ; coi, quoi</text:p>
          </table:table-cell>
          <table:table-cell table:style-name="Tableau4.A2" office:value-type="string">
            <text:p text:style-name="P131">coi ; quoi</text:p>
          </table:table-cell>
          <table:table-cell table:style-name="Tableau4.D2" office:value-type="string">
            <text:p text:style-name="P96">cui ; <text:span text:style-name="T109">coi2</text:span></text:p>
          </table:table-cell>
        </table:table-row>
      </table:table>
      <text:p text:style-name="Text_20_body"><text:soft-page-break/>C'est <text:span text:style-name="T110">un peu compliqué, chez TL, au niveau des lemmes pour </text:span><text:span text:style-name="T18">que</text:span><text:span text:style-name="T110"> (surtout quand on le confronte à la vision Cattex), qui distingue :</text:span></text:p>
      <text:p text:style-name="P132"><text:span text:style-name="T59">que1</text:span> <text:span text:style-name="T120">(&lt; </text:span><text:span text:style-name="T121">quam</text:span><text:span text:style-name="T120">) </text:span>: Vergleichspart. ; qu', ke (8; 6; 26) =&gt; <text:span text:style-name="T11">que</text:span> comparatif (al. <text:span text:style-name="T11">als</text:span><text:span text:style-name="T32">), par ex. </text:span><text:span text:style-name="T22">plus tost…que …</text:span><text:span text:style-name="T41">, </text:span><text:span text:style-name="T23">plus bel que…</text:span><text:span text:style-name="T42">, </text:span><text:span text:style-name="T23">n'en a que…</text:span><text:span text:style-name="T42">, </text:span><text:span text:style-name="T24">fors que</text:span><text:span text:style-name="T43">…,</text:span><text:span text:style-name="T42"> </text:span><text:span text:style-name="T41">etc.</text:span><text:span text:style-name="T32"> ; </text:span><text:span text:style-name="T37">dans Cattex, il s'agit du que </text:span><text:span text:style-name="T54">CONsub</text:span><text:span text:style-name="T37">, avec le lemme </text:span><text:span text:style-name="T56">que1</text:span></text:p>
      <text:p text:style-name="P133"><text:span text:style-name="T59">que2</text:span> <text:span text:style-name="T125">(&lt; </text:span><text:span text:style-name="T121">qu</text:span><text:span text:style-name="T122">i, quem, quam, quod</text:span><text:span text:style-name="T125">) </text:span>: pron. rel., adv. rel. ; qu', ke (8; 9; 18) <text:span text:style-name="T118">=&gt; </text:span><text:span text:style-name="T20">que</text:span><text:span text:style-name="T118"> </text:span><text:span text:style-name="T111">PROrel</text:span><text:span text:style-name="T118">, (la chose que j'ai mangée…), avec le lemme </text:span><text:span text:style-name="T111">que2</text:span><text:span text:style-name="T116">, </text:span><text:span text:style-name="T117">confondu en pratique avec le suivant</text:span></text:p>
      <text:p text:style-name="P134"><text:span text:style-name="T59">que3</text:span> <text:span text:style-name="T125">(&lt; </text:span><text:span text:style-name="T121">qu</text:span><text:span text:style-name="T122">i</text:span><text:span text:style-name="T123">d</text:span><text:span text:style-name="T125">) </text:span>: pron. interrog. ; qu', ke (8; 19; 34) <text:span text:style-name="T119">=&gt; </text:span><text:span text:style-name="T21">que</text:span><text:span text:style-name="T119"> </text:span><text:span text:style-name="T112">PROint</text:span><text:span text:style-name="T114">, </text:span><text:span text:style-name="T115">avec le lemme </text:span><text:span text:style-name="T111">que3</text:span></text:p>
      <text:p text:style-name="P135"><text:span text:style-name="T59">que4</text:span> <text:span text:style-name="T126">(&lt; </text:span><text:span text:style-name="T121">qu</text:span><text:span text:style-name="T124">ia</text:span><text:span text:style-name="T126">) </text:span>: conjunct. ; ques, ke (8; 23; 28) <text:span text:style-name="T113">=&gt; </text:span><text:span text:style-name="T19">que</text:span><text:span text:style-name="T113"> conj. sub., (al. </text:span><text:span text:style-name="T19">daß</text:span><text:span text:style-name="T38">), par ex. </text:span><text:span text:style-name="T19">il avint que… </text:span><text:span text:style-name="T38">; </text:span><text:span text:style-name="T44">aussi consécutif, </text:span><text:span text:style-name="T25">il fist tant que…</text:span><text:span text:style-name="T44">, </text:span><text:span text:style-name="T45">etc.,</text:span><text:span text:style-name="T38"> dans Cattex, c'est aussi le </text:span><text:span text:style-name="T19">que</text:span><text:span text:style-name="T38"> </text:span><text:span text:style-name="T55">CONsub</text:span><text:span text:style-name="T57">, avec le lemme </text:span><text:span text:style-name="T55">que4</text:span></text:p>
      <text:p text:style-name="P137"><text:span text:style-name="T46">N.B. : </text:span><text:span text:style-name="T48">C</text:span><text:span text:style-name="T46">attex a également un que ADVgen, « dans la négation restrictive (ne [...] que) est étiqueté &lt;ADVgen&gt; ; idem dans la construction ne [...] mais [...] que [...] ou ne [...] mais [...] ». </text:span><text:span text:style-name="T49">On lui donne également le lemme </text:span><text:span text:style-name="T56">que1</text:span><text:span text:style-name="T48">. </text:span><text:span text:style-name="T51">Ex. Franceis se taisent, ne mais que Guenelun.</text:span></text:p>
      <text:p text:style-name="P154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31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59">gié</text:span></text:p>
            <text:p text:style-name="P76">CR <text:s/>me, <text:span text:style-name="T59">mei, moi</text:span><text:span text:style-name="T77">, </text:span><text:span text:style-name="T59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1">pic</text:span>. te)</text:p>
            <text:p text:style-name="P76">CR te, <text:span text:style-name="T59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63">lui</text:span></text:p>
            <text:p text:style-name="P79">CRI li, <text:span text:style-name="T59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59">li, lei, lié</text:span></text:p>
            <text:p text:style-name="P78">li, <text:span text:style-name="T59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59">sei, soi</text:span></text:p>
          </table:table-cell>
          <table:table-cell table:style-name="Tableau5.H2" office:value-type="string">
            <text:p text:style-name="P72">il ; <text:span text:style-name="T132">soi1</text:span></text:p>
          </table:table-cell>
        </table:table-row>
        <table:table-row>
          <table:table-cell table:style-name="Tableau5.A2" office:value-type="string">
            <text:p text:style-name="P70"><text:span text:style-name="T128">1</text:span> <text:span text:style-name="T128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28">2</text:span> <text:span text:style-name="T128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128">3</text:span> <text:span text:style-name="T128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29">s, </text:span><text:span text:style-name="T64">els, eus</text:span></text:p>
            <text:p text:style-name="P84">CRI <text:span text:style-name="T129">lor, </text:span><text:span text:style-name="T64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29">s, els, eus</text:span></text:p>
            <text:p text:style-name="P88">les, <text:span text:style-name="T65">eles, els, eus</text:span></text:p>
            <text:p text:style-name="P89">lor, <text:span text:style-name="T59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59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55">Pronoms, déterminants et articles possessifs : les paradigmes et leurs lemmes <text:span text:style-name="T130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</text:span><text:soft-page-break/><text:span text:style-name="T7">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69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1">mes</text:span><text:span text:style-name="T32">, </text:span><text:span text:style-name="T11">mis </text:span><text:span text:style-name="T32">(AN)</text:span></text:p>
            <text:p text:style-name="P39">CR <text:span text:style-name="T11">mon, mun</text:span> (AN<text:span text:style-name="T68">)</text:span>, <text:span text:style-name="T11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1">ma</text:span>, <text:span text:style-name="T11">me</text:span><text:span text:style-name="T32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1">tes, tis</text:span></text:p>
            <text:p text:style-name="P28"><text:span text:style-name="T32">CR </text:span><text:span text:style-name="T11">ton</text:span><text:span text:style-name="T32">, </text:span><text:span text:style-name="T11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1">ta</text:span>, <text:span text:style-name="T11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1">ses</text:span></text:p>
            <text:p text:style-name="P28"><text:span text:style-name="T32">CR </text:span><text:span text:style-name="T11">son</text:span><text:span text:style-name="T32">, </text:span><text:span text:style-name="T11">sun</text:span><text:span text:style-name="T32">, </text:span><text:span text:style-name="T11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32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59">son4</text:span> </text:p>
            <text:p text:style-name="P50">(en réalité, pas une vraie entrée, mais un renvoi à suen<text:span text:style-name="T67">…</text:span>)</text:p>
          </table:table-cell>
        </table:table-row>
      </table:table>
      <text:p text:style-name="P90"/>
      <text:p text:style-name="P90"/>
      <text:p text:style-name="P93">Adjectif possessif fort, <text:span text:style-name="T70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69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1">m</text:span><text:span text:style-name="T12">i</text:span><text:span text:style-name="T11">e</text:span><text:span text:style-name="T12">n</text:span><text:span text:style-name="T11">s</text:span><text:span text:style-name="T32">, </text:span><text:span text:style-name="T11">m</text:span><text:span text:style-name="T12">en</text:span><text:span text:style-name="T11">s </text:span><text:span text:style-name="T32">(AN)</text:span></text:p>
            <text:p text:style-name="P43">CR <text:span text:style-name="T11">m</text:span><text:span text:style-name="T12">ien</text:span><text:span text:style-name="T11">, </text:span><text:span text:style-name="T12">men</text:span> (AN<text:span text:style-name="T68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1">meie</text:span><text:span text:style-name="T32">, </text:span><text:span text:style-name="T11">moie</text:span><text:span text:style-name="T32"> ; <text:s/></text:span><text:span text:style-name="T11">mieue</text:span><text:span text:style-name="T32">, </text:span><text:span text:style-name="T11">miue</text:span><text:span text:style-name="T32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2">tuens</text:span><text:span text:style-name="T33">, </text:span><text:span text:style-name="T12">tuns </text:span><text:span text:style-name="T33">(AN)</text:span><text:span text:style-name="T12">, toens</text:span><text:span text:style-name="T33"> (O)</text:span></text:p>
            <text:p text:style-name="P32"><text:span text:style-name="T32">CR </text:span><text:span text:style-name="T12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1">toe, toue, teue, tue </text:span><text:span text:style-name="T32">(AN)</text:span><text:span text:style-name="T11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2">suens, suns, soens</text:span></text:p>
            <text:p text:style-name="P32"><text:span text:style-name="T32">CR </text:span><text:span text:style-name="T12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23">Cert<text:span text:style-name="T71">ains grammairiens distinguent, et d'autres non, deux paradigmes séparés pour « article » et adjectif possessif. Les formes sont en tous cas assez largement communes… et TL ne fait pas de distinction de lemmes.</text:span></text:p>
      <text:p text:style-name="P124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69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3">nostre(s)</text:span><text:span text:style-name="T34">, </text:span><text:span text:style-name="T13">nos</text:span><text:span text:style-name="T34"> (pic.)</text:span></text:p>
            <text:p text:style-name="P44">CR <text:span text:style-name="T13">nostre, no</text:span><text:span text:style-name="T72"> (pic.)</text:span></text:p>
          </table:table-cell>
          <table:table-cell table:style-name="Tableau3.A2" office:value-type="string">
            <text:p text:style-name="P52">nostre, no<text:span text:style-name="T32"> (pic.)</text:span></text:p>
            <text:p text:style-name="P52">noz, nos<text:span text:style-name="T32"> (dt pic.)</text:span><text:span text:style-name="T10">1</text:span></text:p>
          </table:table-cell>
          <table:table-cell table:style-name="Tableau3.A2" office:value-type="string">
            <text:p text:style-name="P37"><text:span text:style-name="T11">nostre ;</text:span><text:span text:style-name="T32"> </text:span><text:span text:style-name="T11">no, noe</text:span><text:span text:style-name="T32"> (pic.)</text:span></text:p>
          </table:table-cell>
          <table:table-cell table:style-name="Tableau3.A2" office:value-type="string">
            <text:p text:style-name="P55">noz, nos ; nos, noes <text:span text:style-name="T32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33"> </text:span><text:span text:style-name="T14">vostre</text:span><text:span text:style-name="T35">(</text:span><text:span text:style-name="T14">s</text:span><text:span text:style-name="T35">), </text:span><text:span text:style-name="T14">vos</text:span><text:span text:style-name="T35"> (pic.)</text:span></text:p>
            <text:p text:style-name="P46"><text:span text:style-name="T68">C</text:span>R <text:span text:style-name="T14">vostre</text:span><text:span text:style-name="T73">, </text:span><text:span text:style-name="T14">vo</text:span><text:span text:style-name="T73"> (pic.)</text:span></text:p>
          </table:table-cell>
          <table:table-cell table:style-name="Tableau3.A2" office:value-type="string">
            <text:p text:style-name="P46"><text:span text:style-name="T14">vostre</text:span><text:span text:style-name="T73">, </text:span><text:span text:style-name="T14">vo</text:span><text:span text:style-name="T73"> (pic.)</text:span></text:p>
            <text:p text:style-name="P53"><text:span text:style-name="T74">v</text:span>oz, <text:span text:style-name="T74">v</text:span>os<text:span text:style-name="T32"> (dt pic.)</text:span><text:span text:style-name="T10">1</text:span></text:p>
          </table:table-cell>
          <table:table-cell table:style-name="Tableau3.A2" office:value-type="string">
            <text:p text:style-name="P38"><text:span text:style-name="T11">vostre </text:span><text:span text:style-name="T32">; </text:span><text:span text:style-name="T11">vo, voe</text:span><text:span text:style-name="T32"> (pic.)</text:span></text:p>
          </table:table-cell>
          <table:table-cell table:style-name="Tableau3.A2" office:value-type="string">
            <text:p text:style-name="P56">voz<text:span text:style-name="T32">, </text:span>vos <text:span text:style-name="T32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32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1">nostres</text:span>, <text:span text:style-name="T11">vostres</text:span> caractéristiques du <text:span text:style-name="T75">masc.</text:span> CR pl.<text:span text:style-name="T75"> et fém. pl.</text:span> de l'adj. poss.</text:p>
      <text:p text:style-name="P11"/>
      <text:p text:style-name="P11">N.B. : il existe un neutre de l'adj. poss., équivalent au CR masculin <text:span text:style-name="T75">(ex. </text:span><text:span text:style-name="T15">Tout ert vostre aprés sa fin)</text:span></text:p>
      <text:p text:style-name="P13"/>
      <text:p text:style-name="P158">Morphologie verbale</text:p>
      <text:p text:style-name="P157">Participes présents</text:p>
      <text:p text:style-name="Text_20_body">D<text:span text:style-name="T141">istinction entre formes nominales (adjectif verbal, …) et verbales (gérondif) du participe présent.</text:span></text:p>
      <text:p text:style-name="P149">Pour distinguer le gérondif, qui est généralement invariable, des autres emplois de la forme en -ant, on étiquette les gérondifs en morpho-syntaxe <text:span text:style-name="T11">xxx</text:span><text:span text:style-name="T32"> .</text:span></text:p>
      <text:p text:style-name="P129"/>
      <text:p text:style-name="Heading_20_3">Lemmes absents de TL et ajoutés</text:p>
      <text:p text:style-name="Text_20_body"><text:span text:style-name="T59">acesmeement </text:span><text:span text:style-name="T77">lemme du DMF, car pas d'entrée dans TL, mais </text:span><text:span text:style-name="T79">cité dans acesmer</text:span></text:p>
      <text:p text:style-name="P97">aigrement<text:span text:style-name="T77"> </text:span></text:p>
      <text:p text:style-name="P144"><text:span text:style-name="T59">adureement</text:span>, lemme de Godefroy (absent de TL)</text:p>
      <text:p text:style-name="P98">aigrement</text:p>
      <text:p text:style-name="P117"><text:span text:style-name="T139">alisandrin</text:span><text:span text:style-name="T77">, adj. [relatif à Alexandrie] </text:span><text:span text:style-name="T86">(absent du TL)</text:span></text:p>
      <text:p text:style-name="P98"><text:span text:style-name="T138">almaafle</text:span><text:span text:style-name="T85">, terme propre à Otinel (lemme provisoire)</text:span></text:p>
      <text:p text:style-name="P120"><text:span text:style-name="T142">angoissosement</text:span><text:span text:style-name="T85">, </text:span><text:span text:style-name="T77">(entrée angoissos TL)</text:span></text:p>
      <text:p text:style-name="P113"><text:span text:style-name="T138">arestison</text:span><text:span text:style-name="T85">, </text:span><text:span text:style-name="T77">lemme absent de TL, lemme Godefroy utilisé (&lt;DMF ARRESTOISON&gt;, &lt;G arestison&gt;, &lt;AND aretison&gt;)</text:span></text:p>
      <text:p text:style-name="P111"><text:span text:style-name="T137">atroper</text:span><text:span text:style-name="T77"> lemme absent de TL, lemme Godefroy/DMF utilisé</text:span></text:p>
      <text:p text:style-name="P148"><text:span text:style-name="T59">autrement</text:span><text:span text:style-name="T77">, adv. (à </text:span><text:span text:style-name="T26">autre</text:span><text:span text:style-name="T46"> dans TL)</text:span></text:p>
      <text:p text:style-name="P145"><text:span text:style-name="T59">belement</text:span><text:span text:style-name="T77">, (à </text:span><text:span text:style-name="T26">bel1</text:span><text:span text:style-name="T46"> dans TL)</text:span></text:p>
      <text:p text:style-name="P139"><text:span text:style-name="T59">c</text:span><text:span text:style-name="T61">an</text:span><text:span text:style-name="T59">t</text:span><text:span text:style-name="T61">que</text:span><text:span text:style-name="T79"> </text:span><text:span text:style-name="T77">(</text:span><text:span text:style-name="T79">PROrel</text:span><text:span text:style-name="T77">), </text:span><text:span text:style-name="T81">sous entrée de cant2 dans TL</text:span></text:p>
      <text:p text:style-name="P140"><text:span text:style-name="T61">c</text:span><text:span text:style-name="T59">eelement</text:span><text:span text:style-name="T77">, </text:span><text:span text:style-name="T82">(à </text:span><text:span text:style-name="T26">céler1</text:span><text:span text:style-name="T77"> dans TL</text:span><text:span text:style-name="T82">)</text:span></text:p>
      <text:p text:style-name="P99"><text:span text:style-name="T133">comunaument</text:span><text:span text:style-name="T81">, </text:span><text:span text:style-name="T82">(à </text:span><text:span text:style-name="T27">comunal</text:span><text:span text:style-name="T81"> dans TL</text:span><text:span text:style-name="T82">)</text:span></text:p>
      <text:p text:style-name="P141"><text:span text:style-name="T61">damnedeu</text:span><text:span text:style-name="T79"> </text:span><text:span text:style-name="T83">(renvoi </text:span><text:span text:style-name="T80">dans </text:span><text:span text:style-name="T83">TL)</text:span></text:p>
      <text:p text:style-name="Text_20_body"><text:span text:style-name="T61">dragoncel</text:span><text:span text:style-name="T79"> </text:span><text:span text:style-name="T77">(renvoi dans TL)</text:span></text:p>
      <text:p text:style-name="P146"><text:span text:style-name="T59">durement</text:span><text:span text:style-name="T77"> </text:span></text:p>
      <text:p text:style-name="P150"><text:span text:style-name="T59">empoignëor</text:span><text:span text:style-name="T77">, entrée dans TL avec renvoi à Godefroy</text:span></text:p>
      <text:p text:style-name="P159"><text:soft-page-break/><text:span text:style-name="T59">engrant</text:span><text:span text:style-name="T77">, adj. (à </text:span><text:span text:style-name="T26">grant</text:span><text:span text:style-name="T46"> dans TL)</text:span></text:p>
      <text:p text:style-name="P160"><text:span text:style-name="T32">erranment</text:span><text:span text:style-name="T46">, adv. (à </text:span><text:span text:style-name="T26">errer2</text:span><text:span text:style-name="T46"> dans TL)</text:span></text:p>
      <text:p text:style-name="P152"><text:span text:style-name="T58">esforcieement</text:span><text:span text:style-name="T46">, à esforcier2</text:span></text:p>
      <text:p text:style-name="P151"><text:span text:style-name="T59">faitement</text:span>, lemme absent de TL, présent dans DMF et G</text:p>
      <text:p text:style-name="P105">fierement</text:p>
      <text:p text:style-name="P100"><text:span text:style-name="T61">forment</text:span><text:span text:style-name="T79">, </text:span><text:span text:style-name="T82">(</text:span><text:span text:style-name="T79">à </text:span><text:span text:style-name="T28">fort</text:span><text:span text:style-name="T79"> dans TL</text:span><text:span text:style-name="T82">)</text:span></text:p>
      <text:p text:style-name="Text_20_body"><text:span text:style-name="T61">g</text:span><text:span text:style-name="T59">entement</text:span><text:span text:style-name="T77"> </text:span><text:span text:style-name="T84">(TL gent2)</text:span></text:p>
      <text:p text:style-name="P142"><text:span text:style-name="T59">granment</text:span><text:span text:style-name="T77">, </text:span><text:span text:style-name="T82">(à </text:span><text:span text:style-name="T26">grant</text:span><text:span text:style-name="T77"> dans TL</text:span><text:span text:style-name="T82">)</text:span></text:p>
      <text:p text:style-name="Text_20_body"><text:span text:style-name="T59">hautement</text:span> (sous entrée de haut)</text:p>
      <text:p text:style-name="P101">isnelement<text:span text:style-name="T77">, </text:span><text:span text:style-name="T82">(à</text:span><text:span text:style-name="T77"> </text:span><text:span text:style-name="T26">isnel</text:span><text:span text:style-name="T77"> dans TL</text:span><text:span text:style-name="T82">)</text:span></text:p>
      <text:p text:style-name="Text_20_body"><text:span text:style-name="T59">ja+mais1</text:span><text:span text:style-name="T77"> lorsque </text:span><text:span text:style-name="T26">jamés</text:span><text:span text:style-name="T77"> graphié en une unité dans le ms. (cf. DMF, AND jamés), sinon, on utilise les deux étiquettes </text:span><text:span text:style-name="T78">séparément.</text:span></text:p>
      <text:p text:style-name="Text_20_body"><text:span text:style-name="T62">lëaument</text:span><text:span text:style-name="T78"> </text:span></text:p>
      <text:p text:style-name="P152"><text:span text:style-name="T62">lieement</text:span><text:span text:style-name="T78"> </text:span></text:p>
      <text:p text:style-name="P143"><text:span text:style-name="T66">longement</text:span><text:span text:style-name="T79">, </text:span><text:span text:style-name="T82">(à </text:span><text:span text:style-name="T28">lonc</text:span><text:span text:style-name="T79"> dans TL</text:span><text:span text:style-name="T82">)</text:span></text:p>
      <text:p text:style-name="P108">malement<text:span text:style-name="T77">, adv (à </text:span><text:span text:style-name="T26">mal</text:span><text:span text:style-name="T46"> dans TL)</text:span></text:p>
      <text:p text:style-name="Text_20_body"><text:span text:style-name="T59">menüement</text:span><text:span text:style-name="T77"> (entrée à menu dans TL)</text:span></text:p>
      <text:p text:style-name="P153"><text:span text:style-name="T59">mescrëant</text:span><text:span text:style-name="T77"> </text:span></text:p>
      <text:p text:style-name="P130">novelement<text:span text:style-name="T77">, </text:span><text:span text:style-name="T87">TL à </text:span><text:span text:style-name="T31">novel</text:span></text:p>
      <text:p text:style-name="P138"><text:span text:style-name="T59">orgoillosement</text:span><text:span text:style-name="T77"> </text:span></text:p>
      <text:p text:style-name="Text_20_body"><text:span text:style-name="T59">par</text:span><text:span text:style-name="T60">2</text:span><text:span text:style-name="T76"> (cf. Godefroy, DMF, AND par2) : par adverbe d'intensité (moult par …, trop par…, ou seul avec vb. , ex. </text:span><text:span text:style-name="T16">li vostre niés que vus par amez tant</text:span><text:span text:style-name="T36">)</text:span></text:p>
      <text:p text:style-name="P109"><text:span text:style-name="T36">p</text:span><text:span text:style-name="T32">remierement</text:span><text:span text:style-name="T46">, adv., (à </text:span><text:span text:style-name="T26">premier</text:span><text:span text:style-name="T46"> dans TL)</text:span></text:p>
      <text:p text:style-name="P102"><text:span text:style-name="T36">p</text:span><text:span text:style-name="T32">riveement</text:span><text:span text:style-name="T46">, (à </text:span><text:span text:style-name="T26">privé1</text:span><text:span text:style-name="T46"> dans TL)</text:span></text:p>
      <text:p text:style-name="P103"><text:span text:style-name="T36">p</text:span><text:span text:style-name="T32">rodome</text:span><text:span text:style-name="T46">, (à </text:span><text:span text:style-name="T26">pro</text:span><text:span text:style-name="T46"> dans TL)</text:span></text:p>
      <text:p text:style-name="P118"><text:span text:style-name="T32">renois</text:span><text:span text:style-name="T46">, </text:span><text:span text:style-name="T53">(absent de TL, G, AND) lemme du DMF</text:span></text:p>
      <text:p text:style-name="P121"><text:span text:style-name="T36">rëondement</text:span><text:span text:style-name="T50">, (à </text:span><text:span text:style-name="T29">rëont</text:span><text:span text:style-name="T50"> dans TL)</text:span></text:p>
      <text:p text:style-name="P122"><text:span text:style-name="T36">roidement</text:span><text:span text:style-name="T50">, </text:span><text:span text:style-name="T46">TL à </text:span><text:span text:style-name="T26">roit2</text:span></text:p>
      <text:p text:style-name="P119"><text:span text:style-name="T36">r</text:span><text:span text:style-name="T32">esplendre</text:span><text:span text:style-name="T46">, (renvoi à </text:span><text:span text:style-name="T26">resplendir</text:span><text:span text:style-name="T46"> dans TL)</text:span></text:p>
      <text:p text:style-name="P106"><text:span text:style-name="T36">s</text:span><text:span text:style-name="T32">aintisme</text:span><text:span text:style-name="T46"> (adj.), (à </text:span><text:span text:style-name="T26">saint1</text:span><text:span text:style-name="T46"> dans TL)</text:span></text:p>
      <text:p text:style-name="P104"><text:span text:style-name="T36">sëurement</text:span><text:span text:style-name="T50">, (à </text:span><text:span text:style-name="T29">sëur</text:span><text:span text:style-name="T50"> dant TL)</text:span></text:p>
      <text:p text:style-name="Text_20_body"><text:soft-page-break/><text:span text:style-name="T59">sobitement</text:span><text:span text:style-name="T77"> (sous entrée de </text:span><text:span text:style-name="T26">sobit</text:span><text:span text:style-name="T46"> que nous autonomisons)</text:span></text:p>
      <text:p text:style-name="Text_20_body"><text:span text:style-name="T59">suzsele</text:span><text:span text:style-name="T32"> </text:span><text:span text:style-name="T47">lemme emprunté à l'AND, car absent de TL</text:span></text:p>
      <text:p text:style-name="P107"><text:span text:style-name="T39">t</text:span><text:span text:style-name="T32">ozjors</text:span><text:span text:style-name="T46">, adv (absent du TL)</text:span></text:p>
      <text:p text:style-name="P115"><text:span text:style-name="T39">vaillant</text:span><text:span text:style-name="T47"> (subst.), (à </text:span><text:span text:style-name="T30">valoir</text:span><text:span text:style-name="T47"> dans TL</text:span><text:span text:style-name="T52">)</text:span></text:p>
      <text:p text:style-name="P116"><text:span text:style-name="T40">v</text:span><text:span text:style-name="T32">ilment</text:span><text:span text:style-name="T46">, adv. (à </text:span><text:span text:style-name="T26">vil1</text:span><text:span text:style-name="T46"> dans TL)</text:span></text:p>
      <text:p text:style-name="P114"><text:span text:style-name="T39">v</text:span><text:span text:style-name="T32">istement</text:span></text:p>
      <text:p text:style-name="P114"/>
      <text:p text:style-name="P147"><text:span text:style-name="T32">On peut se demander pourquoi TL proposer un lemme </text:span><text:span text:style-name="T11">sans</text:span><text:span text:style-name="T32"> (&lt;SINE) plutôt que </text:span><text:span text:style-name="T11">sen(s)</text:span><text:span text:style-name="T32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11-16T17:46:32.698462000</dc:date>
    <meta:editing-duration>P4DT20H24M21S</meta:editing-duration>
    <meta:editing-cycles>181</meta:editing-cycles>
    <meta:generator>LibreOffice/4.4.3.2$MacOSX_X86_64 LibreOffice_project/88805f81e9fe61362df02b9941de8e38a9b5fd16</meta:generator>
    <meta:document-statistic meta:table-count="5" meta:image-count="0" meta:object-count="0" meta:page-count="6" meta:paragraph-count="245" meta:word-count="1464" meta:character-count="7852" meta:non-whitespace-character-count="6617"/>
  </office:meta>
</office:document-meta>
</file>